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, 'Arial Unicode MS'"/>
    <style:font-face style:name="Droid Sans Fallback1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616cm" table:align="left" style:writing-mode="lr-tb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14.3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2" style:family="table">
      <style:table-properties style:width="16.034cm" table:align="left" style:writing-mode="lr-tb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3.22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line-height="100%" fo:break-before="auto" fo:break-after="auto" fo:padding="0cm" fo:border="none" style:writing-mode="lr-tb"/>
    </style:style>
    <style:style style:name="P2" style:family="paragraph" style:parent-style-name="Standard">
      <style:paragraph-properties fo:line-height="100%" fo:break-before="auto" fo:break-after="auto" fo:padding="0cm" fo:border="non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 fo:padding="0cm" fo:border="none" style:snap-to-layout-grid="false" style:writing-mode="lr-tb"/>
    </style:style>
    <style:style style:name="P4" style:family="paragraph" style:parent-style-name="Standard">
      <style:paragraph-properties fo:margin-top="0cm" fo:margin-bottom="0cm" fo:line-height="100%" fo:padding="0cm" fo:border="none" style:snap-to-layout-grid="false" style:writing-mode="lr-tb"/>
      <style:text-properties fo:font-weight="normal" style:font-weight-asian="normal" style:font-weight-complex="normal"/>
    </style:style>
    <style:style style:name="P5" style:family="paragraph" style:parent-style-name="Standard" style:master-page-name="Standard">
      <style:paragraph-properties fo:line-height="100%" style:page-number="auto" fo:break-before="auto" fo:break-after="auto" fo:padding="0cm" fo:border="none" style:writing-mode="lr-t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 style:list-style-name="L1">
      <style:paragraph-properties fo:margin-top="0cm" fo:margin-bottom="0cm" fo:line-height="100%" fo:padding="0cm" fo:border="none" style:snap-to-layout-grid="false" style:writing-mode="lr-tb"/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00%" fo:padding="0cm" fo:border="none" style:writing-mode="lr-tb"/>
      <style:text-properties fo:font-size="13pt" fo:language="es" fo:country="A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00%" fo:padding="0cm" fo:border="none" style:writing-mode="lr-tb"/>
      <style:text-properties fo:font-size="13pt" fo:language="es" fo:country="AR" style:text-underline-style="none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100%" fo:break-before="auto" fo:break-after="auto" fo:padding="0cm" fo:border="none" style:writing-mode="lr-tb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so<text:span text:style-name="T1"> </text:span>de<text:span text:style-name="T1"> </text:span>Uso<text:span text:style-name="T1"> </text:span>Ver<text:span text:style-name="T1"> Grupo</text:span></text:p>
      <text:p text:style-name="P1"/>
      <text:p text:style-name="P7">Precondición:<text:span text:style-name="T2"> El usuario ha iniciado sesión, y forma parte del grupo.</text:span></text:p>
      <text:p text:style-name="P7"><text:span text:style-name="T2"/></text:p>
      <text:p text:style-name="P2">Curso<text:span text:style-name="T1"> </text:span>Normal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°</text:p>
          </table:table-cell>
          <table:table-cell table:style-name="Table1.B1" office:value-type="string">
            <text:p text:style-name="P3">Pasos<text:span text:style-name="T1"> </text:span>(Flujos<text:span text:style-name="T1"> </text:span>de<text:span text:style-name="T1"> </text:span>Sucesos)</text:p>
          </table:table-cell>
        </table:table-row>
        <table:table-row table:style-name="Table1.1">
          <table:table-cell table:style-name="Table1.A1" office:value-type="string">
            <text:p text:style-name="P3">1</text:p>
          </table:table-cell>
          <table:table-cell table:style-name="Table1.B1" office:value-type="string">
            <text:p text:style-name="P3">El<text:span text:style-name="T1"> </text:span>usuario<text:span text:style-name="T1"> </text:span>indica<text:span text:style-name="T1"> </text:span>que<text:span text:style-name="T1"> </text:span>quiere<text:span text:style-name="T1"> </text:span>ver<text:span text:style-name="T1"> </text:span>un<text:span text:style-name="T1"> grupo de amigos</text:span></text:p>
          </table:table-cell>
        </table:table-row>
        <table:table-row table:style-name="Table1.1">
          <table:table-cell table:style-name="Table1.A1" office:value-type="string">
            <text:p text:style-name="P3">2</text:p>
          </table:table-cell>
          <table:table-cell table:style-name="Table1.B1" office:value-type="string">
            <text:p text:style-name="P3">El<text:span text:style-name="T1"> </text:span>sistema<text:span text:style-name="T1"> </text:span>muestra<text:span text:style-name="T1"> </text:span>una<text:span text:style-name="T1"> </text:span>pantalla<text:span text:style-name="T1"> </text:span>con<text:span text:style-name="T1"> </text:span>todos<text:span text:style-name="T1"> usuarios pertenecientes al grupo </text:span>{cod<text:span text:style-name="T1"> </text:span>2.1}</text:p>
          </table:table-cell>
        </table:table-row>
      </table:table>
      <text:p text:style-name="P1"/>
      <text:p text:style-name="P2">Consideraciones<text:span text:style-name="T1"> </text:span>de<text:span text:style-name="T1"> </text:span>Diseño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cod<text:span text:style-name="T1"> </text:span>2.1</text:p>
          </table:table-cell>
          <table:table-cell table:style-name="Table2.B1" office:value-type="string">
            <text:p text:style-name="P4">Tambien se mostrara un menu que permita:</text:p>
            <text:list xml:id="list36545520" text:style-name="L1">
              <text:list-item>
                <text:p text:style-name="P6">Ingresar usuarios</text:p>
              </text:list-item>
              <text:list-item>
                <text:p text:style-name="P6">Eliminar usuarios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, 'Arial Unicode MS'"/>
    <style:font-face style:name="Droid Sans Fallback1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roid Sans Fallback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3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a </meta:initial-creator>
    <meta:creation-date>2012-05-04T09:51:08</meta:creation-date>
    <meta:editing-duration>P2171DT9H31M44S</meta:editing-duration>
    <dc:date>2012-07-11T16:40:16.73</dc:date>
    <meta:generator>LibreOffice/3.5$Windows_x86 LibreOffice_project/235ab8a-3802056-4a8fed3-2d66ea8-e241b80</meta:generator>
    <meta:editing-cycles>1</meta:editing-cycles>
    <meta:document-statistic meta:table-count="2" meta:image-count="0" meta:object-count="0" meta:page-count="1" meta:paragraph-count="14" meta:word-count="66" meta:character-count="374" meta:non-whitespace-character-count="324"/>
    <meta:user-defined meta:name="Info 1"/>
    <meta:user-defined meta:name="Info 2"/>
    <meta:user-defined meta:name="Info 3"/>
    <meta:user-defined meta:name="Info 4"/>
  </office:meta>
</office:document-meta>
</file>